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601cm" style:use-optimal-column-width="false"/>
    </style:style>
    <style:style style:name="co2" style:family="table-column">
      <style:table-column-properties style:column-width="3.071cm" style:use-optimal-column-width="false"/>
    </style:style>
    <style:style style:name="co3" style:family="table-column">
      <style:table-column-properties style:column-width="2.747cm" style:use-optimal-column-width="false"/>
    </style:style>
    <style:style style:name="co4" style:family="table-column">
      <style:table-column-properties style:column-width="2.901cm" style:use-optimal-column-width="false"/>
    </style:style>
    <style:style style:name="co5" style:family="table-column">
      <style:table-column-properties style:column-width="2.823cm" style:use-optimal-column-width="false"/>
    </style:style>
    <style:style style:name="co6" style:family="table-column">
      <style:table-column-properties style:column-width="2.824cm" style:use-optimal-column-width="false"/>
    </style:style>
    <style:style style:name="co7" style:family="table-column">
      <style:table-column-properties style:column-width="2.794cm" style:use-optimal-column-width="false"/>
    </style:style>
    <style:style style:name="co8" style:family="table-column">
      <style:table-column-properties style:column-width="2.844cm" style:use-optimal-column-width="false"/>
    </style:style>
    <style:style style:name="co9" style:family="table-column">
      <style:table-column-properties style:column-width="2.834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371cm"/>
    </style:style>
    <style:style style:name="ce1" style:family="table-cell">
      <loext:graphic-properties draw:textarea-vertical-align="middle"/>
      <style:paragraph-properties fo:text-align="center"/>
      <style:text-properties fo:color="#000000" style:font-name="arial" fo:font-size="14pt" fo:font-weight="normal" style:font-size-asian="14pt" style:font-weight-asian="normal" style:font-name-complex="arial" style:font-size-complex="14pt" style:font-weight-complex="normal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text-properties fo:color="#000000" style:font-name="arial" fo:font-size="14pt" style:font-size-asian="14pt" style:font-name-complex="arial" style:font-size-complex="14pt"/>
    </style:style>
    <style:style style:name="ce4" style:family="table-cell">
      <loext:graphic-properties draw:textarea-vertical-align="middle"/>
      <style:paragraph-properties fo:text-align="center"/>
      <style:text-properties fo:color="#000000" style:font-name="arial" fo:font-size="12pt" style:font-size-asian="12pt" style:font-name-complex="arial" style:font-size-complex="12pt"/>
    </style:style>
    <style:style style:name="ce5" style:family="table-cell">
      <loext:graphic-properties draw:textarea-vertical-align="middle"/>
      <style:paragraph-properties fo:text-align="center"/>
      <style:text-properties fo:color="#000000" style:font-name="arial" fo:font-size="14pt" style:font-size-asian="14pt" style:font-name-complex="arial" style:font-size-complex="14pt"/>
    </style:style>
    <style:style style:name="ce6" style:family="table-cell">
      <loext:graphic-properties draw:textarea-vertical-align="middle"/>
      <style:paragraph-properties fo:text-align="center"/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P1" style:family="paragraph">
      <style:paragraph-properties fo:text-align="center"/>
      <style:text-properties fo:color="#000000"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2" style:family="paragraph">
      <style:paragraph-properties fo:text-align="center"/>
      <style:text-properties fo:color="#000000" style:font-name="arial" fo:font-size="12pt" style:font-size-asian="12pt" style:font-name-complex="arial" style:font-size-complex="12pt"/>
    </style:style>
    <style:style style:name="P3" style:family="paragraph">
      <style:text-properties fo:color="#000000" style:font-name="arial" fo:font-size="14pt" style:font-size-asian="14pt" style:font-name-complex="arial" style:font-size-complex="14pt"/>
    </style:style>
    <style:style style:name="P4" style:family="paragraph">
      <style:paragraph-properties fo:text-align="center"/>
      <style:text-properties fo:color="#000000" style:font-name="arial" fo:font-size="14pt" style:font-size-asian="14pt" style:font-name-complex="arial" style:font-size-complex="14pt"/>
    </style:style>
    <style:style style:name="P5" style:family="paragraph">
      <style:paragraph-properties fo:text-align="center"/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fo:color="#000000" style:font-name="arial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7.438cm" svg:height="14.525cm" svg:x="0.971cm" svg:y="1.0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">identities</text:p>
              </table:table-cell>
              <table:table-cell table:number-columns-spanned="2">
                <text:p text:style-name="P1">Group Size</text:p>
              </table:table-cell>
              <table:covered-table-cell table:style-name="ce2"/>
              <table:table-cell table:number-columns-spanned="2">
                <text:p text:style-name="P1">BNSP AUC</text:p>
              </table:table-cell>
              <table:covered-table-cell table:style-name="ce2"/>
              <table:table-cell table:number-columns-spanned="2">
                <text:p text:style-name="P1">BPSN AUC</text:p>
              </table:table-cell>
              <table:covered-table-cell table:style-name="ce2"/>
              <table:table-cell table:number-columns-spanned="2">
                <text:p text:style-name="P1">SUBGROUP AUC</text:p>
              </table:table-cell>
              <table:covered-table-cell table:style-name="ce2"/>
            </table:table-row>
            <table:table-row table:style-name="ro2" table:default-cell-style-name="ce4">
              <table:table-cell table:style-name="ce3"/>
              <table:table-cell>
                <text:p text:style-name="P2">Benchmark</text:p>
              </table:table-cell>
              <table:table-cell>
                <text:p text:style-name="P2">Submission</text:p>
              </table:table-cell>
              <table:table-cell>
                <text:p text:style-name="P2">Benchmark</text:p>
              </table:table-cell>
              <table:table-cell>
                <text:p text:style-name="P2">Submission</text:p>
              </table:table-cell>
              <table:table-cell>
                <text:p text:style-name="P2">Benchmark</text:p>
              </table:table-cell>
              <table:table-cell>
                <text:p text:style-name="P2">Submission</text:p>
              </table:table-cell>
              <table:table-cell>
                <text:p text:style-name="P2">Benchmark</text:p>
              </table:table-cell>
              <table:table-cell>
                <text:p text:style-name="P2">Submission</text:p>
              </table:table-cell>
            </table:table-row>
            <table:table-row table:style-name="ro2" table:default-cell-style-name="ce5">
              <table:table-cell table:style-name="ce3">
                <text:p text:style-name="P3">Black</text:p>
              </table:table-cell>
              <table:table-cell>
                <text:p text:style-name="P4">3006</text:p>
              </table:table-cell>
              <table:table-cell>
                <text:p text:style-name="P4">104</text:p>
              </table:table-cell>
              <table:table-cell table:style-name="ce6">
                <text:p text:style-name="P5">0.959931</text:p>
              </table:table-cell>
              <table:table-cell>
                <text:p text:style-name="P4">0.940530</text:p>
              </table:table-cell>
              <table:table-cell>
                <text:p text:style-name="P4">0.768903</text:p>
              </table:table-cell>
              <table:table-cell>
                <text:p text:style-name="P4">0.738215</text:p>
              </table:table-cell>
              <table:table-cell table:style-name="ce6">
                <text:p text:style-name="P5">0.807377</text:p>
              </table:table-cell>
              <table:table-cell>
                <text:p text:style-name="P4">0.733850</text:p>
              </table:table-cell>
            </table:table-row>
            <table:table-row table:style-name="ro2" table:default-cell-style-name="ce5">
              <table:table-cell table:style-name="ce3">
                <text:p text:style-name="P3"><text:span text:style-name="T1">White</text:span></text:p>
              </table:table-cell>
              <table:table-cell>
                <text:p text:style-name="P4">5077</text:p>
              </table:table-cell>
              <table:table-cell>
                <text:p text:style-name="P4">179</text:p>
              </table:table-cell>
              <table:table-cell table:style-name="ce6">
                <text:p text:style-name="P5">0.965931</text:p>
              </table:table-cell>
              <table:table-cell>
                <text:p text:style-name="P4">0.948426</text:p>
              </table:table-cell>
              <table:table-cell>
                <text:p text:style-name="P4">0.773480</text:p>
              </table:table-cell>
              <table:table-cell table:style-name="ce6">
                <text:p text:style-name="P5">0.791286</text:p>
              </table:table-cell>
              <table:table-cell table:style-name="ce6">
                <text:p text:style-name="P5">0.819055</text:p>
              </table:table-cell>
              <table:table-cell>
                <text:p text:style-name="P4">0.813370</text:p>
              </table:table-cell>
            </table:table-row>
            <table:table-row table:style-name="ro2" table:default-cell-style-name="ce5">
              <table:table-cell table:style-name="ce3">
                <text:p text:style-name="P3"><text:span text:style-name="T1">homosexual_gay_or_lesbians</text:span></text:p>
              </table:table-cell>
              <table:table-cell>
                <text:p text:style-name="P4">2221</text:p>
              </table:table-cell>
              <table:table-cell>
                <text:p text:style-name="P4">77</text:p>
              </table:table-cell>
              <table:table-cell table:style-name="ce6">
                <text:p text:style-name="P5">0.963686</text:p>
              </table:table-cell>
              <table:table-cell>
                <text:p text:style-name="P4">0.916269</text:p>
              </table:table-cell>
              <table:table-cell>
                <text:p text:style-name="P4">0.781776</text:p>
              </table:table-cell>
              <table:table-cell table:style-name="ce6">
                <text:p text:style-name="P5">0.826075</text:p>
              </table:table-cell>
              <table:table-cell table:style-name="ce6">
                <text:p text:style-name="P5">0.820112</text:p>
              </table:table-cell>
              <table:table-cell>
                <text:p text:style-name="P4">0.762745</text:p>
              </table:table-cell>
            </table:table-row>
            <table:table-row table:style-name="ro2" table:default-cell-style-name="ce5">
              <table:table-cell table:style-name="ce3">
                <text:p text:style-name="P3">Muslim</text:p>
              </table:table-cell>
              <table:table-cell>
                <text:p text:style-name="P4">4262</text:p>
              </table:table-cell>
              <table:table-cell>
                <text:p text:style-name="P4">104</text:p>
              </table:table-cell>
              <table:table-cell table:style-name="ce6">
                <text:p text:style-name="P5">0.957757</text:p>
              </table:table-cell>
              <table:table-cell>
                <text:p text:style-name="P4">0.933537</text:p>
              </table:table-cell>
              <table:table-cell>
                <text:p text:style-name="P4">0.819413</text:p>
              </table:table-cell>
              <table:table-cell table:style-name="ce6">
                <text:p text:style-name="P5">0.842963</text:p>
              </table:table-cell>
              <table:table-cell>
                <text:p text:style-name="P4">0.845473</text:p>
              </table:table-cell>
              <table:table-cell table:style-name="ce6">
                <text:p text:style-name="P5">0.852408</text:p>
              </table:table-cell>
            </table:table-row>
            <table:table-row table:style-name="ro2" table:default-cell-style-name="ce5">
              <table:table-cell table:style-name="ce3">
                <text:p text:style-name="P3">Jewish</text:p>
              </table:table-cell>
              <table:table-cell>
                <text:p text:style-name="P4">1509</text:p>
              </table:table-cell>
              <table:table-cell>
                <text:p text:style-name="P4">37</text:p>
              </table:table-cell>
              <table:table-cell table:style-name="ce6">
                <text:p text:style-name="P5">0.948680</text:p>
              </table:table-cell>
              <table:table-cell>
                <text:p text:style-name="P4">0.943368</text:p>
              </table:table-cell>
              <table:table-cell>
                <text:p text:style-name="P4">0.857917</text:p>
              </table:table-cell>
              <table:table-cell table:style-name="ce6">
                <text:p text:style-name="P5">0.901461</text:p>
              </table:table-cell>
              <table:table-cell>
                <text:p text:style-name="P4">0.862545</text:p>
              </table:table-cell>
              <table:table-cell table:style-name="ce6">
                <text:p text:style-name="P5">0.913043</text:p>
              </table:table-cell>
            </table:table-row>
            <table:table-row table:style-name="ro2" table:default-cell-style-name="ce5">
              <table:table-cell table:style-name="ce3">
                <text:p text:style-name="P3">psychiatric_or_mental_illness</text:p>
              </table:table-cell>
              <table:table-cell>
                <text:p text:style-name="P4">982</text:p>
              </table:table-cell>
              <table:table-cell>
                <text:p text:style-name="P4">24</text:p>
              </table:table-cell>
              <table:table-cell>
                <text:p text:style-name="P4">0.948939</text:p>
              </table:table-cell>
              <table:table-cell>
                <text:p text:style-name="P4">0.962199</text:p>
              </table:table-cell>
              <table:table-cell>
                <text:p text:style-name="P4">0.856340</text:p>
              </table:table-cell>
              <table:table-cell>
                <text:p text:style-name="P4">0.823217</text:p>
              </table:table-cell>
              <table:table-cell>
                <text:p text:style-name="P4">0.864638</text:p>
              </table:table-cell>
              <table:table-cell table:style-name="ce6">
                <text:p text:style-name="P5">0.894737</text:p>
              </table:table-cell>
            </table:table-row>
            <table:table-row table:style-name="ro2" table:default-cell-style-name="ce5">
              <table:table-cell table:style-name="ce3">
                <text:p text:style-name="P3">male</text:p>
              </table:table-cell>
              <table:table-cell>
                <text:p text:style-name="P4">9050</text:p>
              </table:table-cell>
              <table:table-cell>
                <text:p text:style-name="P4">195</text:p>
              </table:table-cell>
              <table:table-cell table:style-name="ce6">
                <text:p text:style-name="P5">0.946800</text:p>
              </table:table-cell>
              <table:table-cell>
                <text:p text:style-name="P4">0.933572</text:p>
              </table:table-cell>
              <table:table-cell>
                <text:p text:style-name="P4">0.875431</text:p>
              </table:table-cell>
              <table:table-cell table:style-name="ce6">
                <text:p text:style-name="P5">0.895041</text:p>
              </table:table-cell>
              <table:table-cell>
                <text:p text:style-name="P4">0.883611</text:p>
              </table:table-cell>
              <table:table-cell table:style-name="ce6">
                <text:p text:style-name="P5">0.893050</text:p>
              </table:table-cell>
            </table:table-row>
            <table:table-row table:style-name="ro2" table:default-cell-style-name="ce5">
              <table:table-cell table:style-name="ce3">
                <text:p text:style-name="P3">Female</text:p>
              </table:table-cell>
              <table:table-cell>
                <text:p text:style-name="P4">10671</text:p>
              </table:table-cell>
              <table:table-cell>
                <text:p text:style-name="P4">219</text:p>
              </table:table-cell>
              <table:table-cell table:style-name="ce6">
                <text:p text:style-name="P5">0.944072</text:p>
              </table:table-cell>
              <table:table-cell>
                <text:p text:style-name="P4">0.909863</text:p>
              </table:table-cell>
              <table:table-cell>
                <text:p text:style-name="P4">0.883673</text:p>
              </table:table-cell>
              <table:table-cell table:style-name="ce6">
                <text:p text:style-name="P5">0.905294</text:p>
              </table:table-cell>
              <table:table-cell>
                <text:p text:style-name="P4">0.889211</text:p>
              </table:table-cell>
              <table:table-cell>
                <text:p text:style-name="P4">0.874957</text:p>
              </table:table-cell>
            </table:table-row>
            <table:table-row table:style-name="ro2" table:default-cell-style-name="ce5">
              <table:table-cell table:style-name="ce3">
                <text:p text:style-name="P3">Christian</text:p>
              </table:table-cell>
              <table:table-cell>
                <text:p text:style-name="P4">8081</text:p>
              </table:table-cell>
              <table:table-cell>
                <text:p text:style-name="P4">150</text:p>
              </table:table-cell>
              <table:table-cell table:style-name="ce6">
                <text:p text:style-name="P5">0.937363</text:p>
              </table:table-cell>
              <table:table-cell>
                <text:p text:style-name="P4">0.913936</text:p>
              </table:table-cell>
              <table:table-cell>
                <text:p text:style-name="P4">0.909032</text:p>
              </table:table-cell>
              <table:table-cell table:style-name="ce6">
                <text:p text:style-name="P5">0.922058</text:p>
              </table:table-cell>
              <table:table-cell>
                <text:p text:style-name="P4">0.907213</text:p>
              </table:table-cell>
              <table:table-cell table:style-name="ce6">
                <text:p text:style-name="P5">0.901708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12:50:24.770547052</meta:creation-date>
    <dc:date>2019-11-18T13:33:57.932661171</dc:date>
    <meta:editing-duration>PT33M2S</meta:editing-duration>
    <meta:editing-cycles>3</meta:editing-cycles>
    <meta:generator>LibreOffice/6.0.7.3$Linux_X86_64 LibreOffice_project/00m0$Build-3</meta:generator>
    <meta:document-statistic meta:object-count="1"/>
  </office:meta>
</office:document-meta>
</file>